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50">
      <style:table-cell-properties fo:background-color="#ffd8ce"/>
    </style:style>
    <style:style style:name="ce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16" table:style-name="ta1">
        <table:table-column table:style-name="co1" table:default-cell-style-name="ce2"/>
        <table:table-column table:style-name="co1" table:number-columns-repeated="16383" table:default-cell-style-name="Default"/>
        <table:table-row table:style-name="ro1">
          <table:table-cell table:style-name="ce4"/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2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IPS</text:p>
          </table:table-cell>
          <table:table-cell table:style-name="ce4" office:value-type="string" calcext:value-type="string">
            <text:p>Maint</text:p>
          </table:table-cell>
          <table:table-cell table:style-name="ce3" office:value-type="string" calcext:value-type="string">
            <text:p>rRNAp</text:p>
          </table:table-cell>
          <table:table-cell table:style-name="ce3" office:value-type="string" calcext:value-type="string">
            <text:p>mRNAp</text:p>
          </table:table-cell>
          <table:table-cell table:style-name="ce3" office:value-type="string" calcext:value-type="string">
            <text:p>tRNAp</text:p>
          </table:table-cell>
          <table:table-cell table:style-name="ce3" office:value-type="string" calcext:value-type="string">
            <text:p>rRNase</text:p>
          </table:table-cell>
          <table:table-cell table:style-name="ce3" office:value-type="string" calcext:value-type="string">
            <text:p>mRNase</text:p>
          </table:table-cell>
          <table:table-cell table:style-name="ce3" office:value-type="string" calcext:value-type="string">
            <text:p>tRNAse</text:p>
          </table:table-cell>
          <table:table-cell table:style-name="ce3" office:value-type="string" calcext:value-type="string">
            <text:p>DNAp</text:p>
          </table:table-cell>
          <table:table-cell table:style-name="ce3" office:value-type="string" calcext:value-type="string">
            <text:p>tRNAc</text:p>
          </table:table-cell>
          <table:table-cell table:style-name="ce2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x_C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x_W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18" calcext:value-type="float">
            <text:p>-0.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A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67" calcext:value-type="float">
            <text:p>-0.1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26" calcext:value-type="float">
            <text:p>0.026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6" calcext:value-type="float">
            <text:p>-0.666</text:p>
          </table:table-cell>
          <table:table-cell office:value-type="float" office:value="-0.82" calcext:value-type="float">
            <text:p>-0.82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0.026" calcext:value-type="float">
            <text:p>-0.026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LI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R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968" calcext:value-type="float">
            <text:p>-0.968</text:p>
          </table:table-cell>
          <table:table-cell office:value-type="float" office:value="0.968" calcext:value-type="float">
            <text:p>0.96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C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974" calcext:value-type="float">
            <text:p>0.974</text:p>
          </table:table-cell>
          <table:table-cell office:value-type="float" office:value="-0.974" calcext:value-type="float">
            <text:p>-0.97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16367"/>
        </table:table-row>
        <table:table-row table:style-name="ro1" table:number-rows-repeated="3">
          <table:table-cell table:style-name="Default"/>
          <table:table-cell table:number-columns-repeated="16383"/>
        </table:table-row>
        <table:table-row table:style-name="ro1">
          <table:table-cell table:style-name="ce7" office:value-type="string" calcext:value-type="string">
            <text:p>phi</text:p>
          </table:table-cell>
          <table:table-cell table:number-columns-repeated="16383"/>
        </table:table-row>
        <table:table-row table:style-name="ro1">
          <table:table-cell table:style-name="ce11" office:value-type="string" calcext:value-type="string">
            <text:p>mu=1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15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7" office:value-type="string" calcext:value-type="string">
            <text:p>LIPS</text:p>
          </table:table-cell>
          <table:table-cell table:style-name="ce4" office:value-type="string" calcext:value-type="string">
            <text:p>Maint</text:p>
          </table:table-cell>
          <table:table-cell table:style-name="ce3" office:value-type="string" calcext:value-type="string">
            <text:p>rRNAp</text:p>
          </table:table-cell>
          <table:table-cell table:style-name="ce3" office:value-type="string" calcext:value-type="string">
            <text:p>mRNAp</text:p>
          </table:table-cell>
          <table:table-cell table:style-name="ce3" office:value-type="string" calcext:value-type="string">
            <text:p>tRNAp</text:p>
          </table:table-cell>
          <table:table-cell table:style-name="ce3" office:value-type="string" calcext:value-type="string">
            <text:p>rRNase</text:p>
          </table:table-cell>
          <table:table-cell table:style-name="ce3" office:value-type="string" calcext:value-type="string">
            <text:p>mRNase</text:p>
          </table:table-cell>
          <table:table-cell table:style-name="ce3" office:value-type="string" calcext:value-type="string">
            <text:p>tRNAse</text:p>
          </table:table-cell>
          <table:table-cell table:style-name="ce3" office:value-type="string" calcext:value-type="string">
            <text:p>DNAp</text:p>
          </table:table-cell>
          <table:table-cell table:style-name="ce3" office:value-type="string" calcext:value-type="string">
            <text:p>tRNAc</text:p>
          </table:table-cell>
          <table:table-cell table:style-name="ce2" office:value-type="string" calcext:value-type="string">
            <text:p>r</text:p>
          </table:table-cell>
          <table:table-cell table:style-name="ce7" office:value-type="string" calcext:value-type="string">
            <text:p>sum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real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2" calcext:value-type="float">
            <text:p>0.002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31" calcext:value-type="float">
            <text:p>0.031</text:p>
          </table:table-cell>
          <table:table-cell table:formula="of:=1-0.6964" office:value-type="float" office:value="0.3036" calcext:value-type="float">
            <text:p>0.3036</text:p>
          </table:table-cell>
          <table:table-cell table:style-name="ce8" table:formula="of:=0.6*0.071" office:value-type="float" office:value="0.0426" calcext:value-type="float">
            <text:p>0.0426</text:p>
          </table:table-cell>
          <table:table-cell table:style-name="ce8" table:formula="of:=0.3*0.071" office:value-type="float" office:value="0.0213" calcext:value-type="float">
            <text:p>0.0213</text:p>
          </table:table-cell>
          <table:table-cell table:style-name="ce8" table:formula="of:=0.1*0.071" office:value-type="float" office:value="0.0071" calcext:value-type="float">
            <text:p>0.0071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6" calcext:value-type="float">
            <text:p>0.006</text:p>
          </table:table-cell>
          <table:table-cell table:style-name="ce8" office:value-type="float" office:value="0.0004" calcext:value-type="float">
            <text:p>0.0004</text:p>
          </table:table-cell>
          <table:table-cell table:style-name="ce22" office:value-type="float" office:value="0.002" calcext:value-type="float">
            <text:p>0.002</text:p>
          </table:table-cell>
          <table:table-cell office:value-type="float" office:value="0.023" calcext:value-type="float">
            <text:p>0.023</text:p>
          </table:table-cell>
          <table:table-cell table:style-name="ce8" office:value-type="float" office:value="0.284" calcext:value-type="float">
            <text:p>0.284</text:p>
          </table:table-cell>
          <table:table-cell table:formula="of:=SUM([.B21:.Q21])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7" office:value-type="string" calcext:value-type="string">
            <text:p>Density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office:value-type="float" office:value="340" calcext:value-type="float">
            <text:p>340</text:p>
          </table:table-cell>
          <table:table-cell table:number-columns-repeated="16382"/>
        </table:table-row>
        <table:table-row table:style-name="ro1">
          <table:table-cell/>
          <table:table-cell table:style-name="ce2" table:number-columns-repeated="4"/>
          <table:table-cell table:style-name="ce4" table:number-columns-repeated="2"/>
          <table:table-cell table:number-columns-repeated="16377"/>
        </table:table-row>
        <table:table-row table:style-name="ro1">
          <table:table-cell table:style-name="ce4" office:value-type="string" calcext:value-type="string">
            <text:p>metabolite</text:p>
          </table:table-cell>
          <table:table-cell table:style-name="ce7" office:value-type="string" calcext:value-type="string">
            <text:p>biomass</text:p>
          </table:table-cell>
          <table:table-cell table:style-name="ce7"/>
          <table:table-cell table:style-name="ce16"/>
          <table:table-cell table:style-name="ce4"/>
          <table:table-cell table:style-name="ce7"/>
          <table:table-cell table:style-name="ce2" table:number-columns-repeated="3"/>
          <table:table-cell table:style-name="ce4"/>
          <table:table-cell table:number-columns-repeated="1637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2"/>
          <table:table-cell/>
          <table:table-cell table:style-name="ce2"/>
          <table:table-cell table:style-name="ce15"/>
          <table:table-cell table:style-name="ce2"/>
          <table:table-cell table:style-name="ce21"/>
          <table:table-cell table:style-name="ce7" table:number-columns-repeated="2"/>
          <table:table-cell table:style-name="ce3" table:number-columns-repeated="2"/>
          <table:table-cell table:style-name="ce2"/>
          <table:table-cell table:style-name="ce7"/>
          <table:table-cell table:number-columns-repeated="16368"/>
        </table:table-row>
        <table:table-row table:style-name="ro1">
          <table:table-cell table:style-name="ce3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3"/>
          <table:table-cell table:number-columns-repeated="3"/>
          <table:table-cell table:style-name="ce8" table:number-columns-repeated="3"/>
          <table:table-cell/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3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5"/>
          <table:table-cell table:number-columns-repeated="16379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LIP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/>
          <table:table-cell table:style-name="ce15"/>
          <table:table-cell table:style-name="ce17"/>
          <table:table-cell table:number-columns-repeated="16378"/>
        </table:table-row>
        <table:table-row table:style-name="ro1">
          <table:table-cell office:value-type="string" calcext:value-type="string">
            <text:p>rRNA</text:p>
          </table:table-cell>
          <table:table-cell table:style-name="ce17" office:value-type="float" office:value="0.161" calcext:value-type="float">
            <text:p>0.161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mRNA</text:p>
          </table:table-cell>
          <table:table-cell table:style-name="ce17" office:value-type="float" office:value="0.012" calcext:value-type="float">
            <text:p>0.012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tRNA</text:p>
          </table:table-cell>
          <table:table-cell table:style-name="ce17" office:value-type="float" office:value="0.009" calcext:value-type="float">
            <text:p>0.009</text:p>
          </table:table-cell>
          <table:table-cell table:number-columns-repeated="2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table:style-name="ce15"/>
          <table:table-cell table:number-columns-repeated="16379"/>
        </table:table-row>
        <table:table-row table:style-name="ro1">
          <table:table-cell table:style-name="ce15" office:value-type="string" calcext:value-type="string">
            <text:p>TC</text:p>
          </table:table-cell>
          <table:table-cell table:style-name="ce17" office:value-type="float" office:value="0.018" calcext:value-type="float">
            <text:p>0.0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</text:p>
          </table:table-cell>
          <table:table-cell table:formula="of:=0.55*[.R21]" office:value-type="float" office:value="0.55" calcext:value-type="float">
            <text:p>0.55</text:p>
          </table:table-cell>
          <table:table-cell table:number-columns-repeated="16382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formula="of:=SUM([.B27:.B38])" office:value-type="float" office:value="0.968" calcext:value-type="float">
            <text:p>0.968</text:p>
          </table:table-cell>
          <table:table-cell table:number-columns-repeated="16382"/>
        </table:table-row>
      </table:table>
      <table:table table:name="A10" table:style-name="ta1">
        <table:table-column table:style-name="co2" table:default-cell-style-name="ce2"/>
        <table:table-column table:style-name="co2" table:number-columns-repeated="21" table:default-cell-style-name="Default"/>
        <table:table-row table:style-name="ro1">
          <table:table-cell table:style-name="ce4"/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2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IPS</text:p>
          </table:table-cell>
          <table:table-cell table:style-name="ce4" office:value-type="string" calcext:value-type="string">
            <text:p>Mai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_C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_W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18" calcext:value-type="float">
            <text:p>-0.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67" calcext:value-type="float">
            <text:p>-0.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6" calcext:value-type="float">
            <text:p>-0.666</text:p>
          </table:table-cell>
          <table:table-cell office:value-type="float" office:value="-0.82" calcext:value-type="float">
            <text:p>-0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LI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phi</text:p>
          </table:table-cell>
          <table:table-cell table:number-columns-repeated="21"/>
        </table:table-row>
        <table:table-row table:style-name="ro1">
          <table:table-cell table:style-name="ce11" office:value-type="string" calcext:value-type="string">
            <text:p>mu=1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15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7" office:value-type="string" calcext:value-type="string">
            <text:p>LIPS</text:p>
          </table:table-cell>
          <table:table-cell table:style-name="ce7" office:value-type="string" calcext:value-type="string">
            <text:p>Mai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style-name="ce7" office:value-type="string" calcext:value-type="string">
            <text:p>sum</text:p>
          </table:table-cell>
          <table:table-cell table:number-columns-repeated="2"/>
          <table:table-cell table:style-name="ce2" table:number-columns-repeated="2"/>
          <table:table-cell table:style-name="ce15"/>
          <table:table-cell table:style-name="ce2"/>
          <table:table-cell table:style-name="ce21"/>
          <table:table-cell table:style-name="ce3" table:number-columns-repeated="2"/>
          <table:table-cell table:style-name="ce2"/>
        </table:table-row>
        <table:table-row table:style-name="ro1">
          <table:table-cell table:style-name="ce11" office:value-type="string" calcext:value-type="string">
            <text:p>real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2" calcext:value-type="float">
            <text:p>0.002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21" calcext:value-type="float">
            <text:p>0.021</text:p>
          </table:table-cell>
          <table:table-cell table:style-name="ce8" office:value-type="float" office:value="0.031" calcext:value-type="float">
            <text:p>0.031</text:p>
          </table:table-cell>
          <table:table-cell table:formula="of:=1-0.6964" office:value-type="float" office:value="0.3036" calcext:value-type="float">
            <text:p>0.3036</text:p>
          </table:table-cell>
          <table:table-cell table:style-name="ce22" office:value-type="float" office:value="0.0794" calcext:value-type="float">
            <text:p>0.0794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307" calcext:value-type="float">
            <text:p>0.307</text:p>
          </table:table-cell>
          <table:table-cell table:formula="of:=SUM([.B17:.K17])" office:value-type="float" office:value="1" calcext:value-type="float">
            <text:p>1</text:p>
          </table:table-cell>
          <table:table-cell table:number-columns-repeated="5"/>
          <table:table-cell table:style-name="ce8" table:number-columns-repeated="2"/>
          <table:table-cell table:style-name="ce22" table:number-columns-repeated="3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Density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/>
          <table:table-cell table:style-name="ce2" table:number-columns-repeated="4"/>
          <table:table-cell table:style-name="ce4" table:number-columns-repeated="4"/>
          <table:table-cell table:number-columns-repeated="13"/>
        </table:table-row>
        <table:table-row table:style-name="ro1">
          <table:table-cell table:style-name="ce4" office:value-type="string" calcext:value-type="string">
            <text:p>metabolite</text:p>
          </table:table-cell>
          <table:table-cell table:style-name="ce7" office:value-type="string" calcext:value-type="string">
            <text:p>biomass</text:p>
          </table:table-cell>
          <table:table-cell table:style-name="ce7"/>
          <table:table-cell table:style-name="ce16"/>
          <table:table-cell table:style-name="ce8" table:number-columns-repeated="4"/>
          <table:table-cell table:style-name="ce2" table:number-columns-repeated="3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2"/>
          <table:table-cell table:number-columns-repeated="3"/>
          <table:table-cell table:style-name="ce8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3"/>
          <table:table-cell table:number-columns-repeated="17"/>
        </table:table-row>
        <table:table-row table:style-name="ro1">
          <table:table-cell table:style-name="ce3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3"/>
          <table:table-cell table:number-columns-repeated="17"/>
        </table:table-row>
        <table:table-row table:style-name="ro1">
          <table:table-cell table:style-name="ce15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15"/>
          <table:table-cell table:number-columns-repeated="17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17"/>
        </table:table-row>
        <table:table-row table:style-name="ro1">
          <table:table-cell table:style-name="ce15" office:value-type="string" calcext:value-type="string">
            <text:p>LIP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</text:p>
          </table:table-cell>
          <table:table-cell table:formula="of:=0.55*[.L17]" office:value-type="float" office:value="0.55" calcext:value-type="float">
            <text:p>0.55</text:p>
          </table:table-cell>
          <table:table-cell table:number-columns-repeated="20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formula="of:=SUM([.B23:.B31])" office:value-type="float" office:value="0.968" calcext:value-type="float">
            <text:p>0.968</text:p>
          </table:table-cell>
          <table:table-cell table:number-columns-repeated="20"/>
        </table:table-row>
      </table:table>
      <table:table table:name="A9maint" table:style-name="ta1">
        <table:table-column table:style-name="co2" table:default-cell-style-name="ce2"/>
        <table:table-column table:style-name="co2" table:number-columns-repeated="20" table:default-cell-style-name="Default"/>
        <table:table-row table:style-name="ro1">
          <table:table-cell table:style-name="ce4"/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2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IPS</text:p>
          </table:table-cell>
          <table:table-cell table:style-name="ce4" office:value-type="string" calcext:value-type="string">
            <text:p>Mai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_C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_W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18" calcext:value-type="float">
            <text:p>-0.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67" calcext:value-type="float">
            <text:p>-0.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6" calcext:value-type="float">
            <text:p>-0.666</text:p>
          </table:table-cell>
          <table:table-cell office:value-type="float" office:value="-0.82" calcext:value-type="float">
            <text:p>-0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I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7" office:value-type="string" calcext:value-type="string">
            <text:p>phi</text:p>
          </table:table-cell>
          <table:table-cell table:number-columns-repeated="20"/>
        </table:table-row>
        <table:table-row table:style-name="ro1">
          <table:table-cell table:style-name="ce11" office:value-type="string" calcext:value-type="string">
            <text:p>mu=1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15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7" office:value-type="string" calcext:value-type="string">
            <text:p>Mai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style-name="ce7" office:value-type="string" calcext:value-type="string">
            <text:p>sum</text:p>
          </table:table-cell>
          <table:table-cell table:number-columns-repeated="2"/>
          <table:table-cell table:style-name="ce2" table:number-columns-repeated="2"/>
          <table:table-cell table:style-name="ce15"/>
          <table:table-cell table:style-name="ce2"/>
          <table:table-cell table:style-name="ce21"/>
          <table:table-cell table:style-name="ce3" table:number-columns-repeated="2"/>
          <table:table-cell table:style-name="ce2"/>
        </table:table-row>
        <table:table-row table:style-name="ro1">
          <table:table-cell table:style-name="ce11" office:value-type="string" calcext:value-type="string">
            <text:p>real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2" calcext:value-type="float">
            <text:p>0.002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21" calcext:value-type="float">
            <text:p>0.021</text:p>
          </table:table-cell>
          <table:table-cell table:formula="of:=1-0.6964" office:value-type="float" office:value="0.3036" calcext:value-type="float">
            <text:p>0.3036</text:p>
          </table:table-cell>
          <table:table-cell table:style-name="ce22" office:value-type="float" office:value="0.0794" calcext:value-type="float">
            <text:p>0.0794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307" calcext:value-type="float">
            <text:p>0.307</text:p>
          </table:table-cell>
          <table:table-cell table:formula="of:=SUM([.B17:.J17])" office:value-type="float" office:value="0.969" calcext:value-type="float">
            <text:p>0.969</text:p>
          </table:table-cell>
          <table:table-cell table:number-columns-repeated="5"/>
          <table:table-cell table:style-name="ce8" table:number-columns-repeated="2"/>
          <table:table-cell table:style-name="ce22" table:number-columns-repeated="3"/>
        </table:table-row>
        <table:table-row table:style-name="ro1">
          <table:table-cell table:style-name="ce20" office:value-type="string" calcext:value-type="string">
            <text:p>scaled</text:p>
          </table:table-cell>
          <table:table-cell table:formula="of:=[.B17]/([.$K$17])" office:value-type="float" office:value="0.04437564499484" calcext:value-type="float">
            <text:p>0.04437564499484</text:p>
          </table:table-cell>
          <table:table-cell table:formula="of:=[.C17]/([.$K$17])" office:value-type="float" office:value="0.0474716202270382" calcext:value-type="float">
            <text:p>0.0474716202270382</text:p>
          </table:table-cell>
          <table:table-cell table:formula="of:=[.D17]/([.$K$17])" office:value-type="float" office:value="0.00206398348813209" calcext:value-type="float">
            <text:p>0.00206398348813209</text:p>
          </table:table-cell>
          <table:table-cell table:formula="of:=[.E17]/([.$K$17])" office:value-type="float" office:value="0.170278637770898" calcext:value-type="float">
            <text:p>0.170278637770898</text:p>
          </table:table-cell>
          <table:table-cell table:formula="of:=[.F17]/([.$K$17])" office:value-type="float" office:value="0.021671826625387" calcext:value-type="float">
            <text:p>0.021671826625387</text:p>
          </table:table-cell>
          <table:table-cell table:formula="of:=[.G17]/([.$K$17])" office:value-type="float" office:value="0.313312693498452" calcext:value-type="float">
            <text:p>0.313312693498452</text:p>
          </table:table-cell>
          <table:table-cell table:formula="of:=[.H17]/([.$K$17])" office:value-type="float" office:value="0.0819401444788442" calcext:value-type="float">
            <text:p>0.0819401444788442</text:p>
          </table:table-cell>
          <table:table-cell table:formula="of:=[.I17]/([.$K$17])" office:value-type="float" office:value="0.00206398348813209" calcext:value-type="float">
            <text:p>0.00206398348813209</text:p>
          </table:table-cell>
          <table:table-cell table:formula="of:=[.J17]/([.$K$17])" office:value-type="float" office:value="0.316821465428277" calcext:value-type="float">
            <text:p>0.316821465428277</text:p>
          </table:table-cell>
          <table:table-cell table:formula="of:=SUM([.B18:.J18])" office:value-type="float" office:value="1" calcext:value-type="float">
            <text:p>1</text:p>
          </table:table-cell>
          <table:table-cell table:number-columns-repeated="5"/>
          <table:table-cell table:style-name="ce8" table:number-columns-repeated="2"/>
          <table:table-cell table:style-name="ce22" table:number-columns-repeated="3"/>
        </table:table-row>
        <table:table-row table:style-name="ro1">
          <table:table-cell table:style-name="ce20" office:value-type="string" calcext:value-type="string">
            <text:p>rounded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" calcext:value-type="float">
            <text:p>0.002</text:p>
          </table:table-cell>
          <table:table-cell table:style-name="ce8" office:value-type="float" office:value="0.17" calcext:value-type="float">
            <text:p>0.17</text:p>
          </table:table-cell>
          <table:table-cell table:style-name="ce8" office:value-type="float" office:value="0.022" calcext:value-type="float">
            <text:p>0.022</text:p>
          </table:table-cell>
          <table:table-cell office:value-type="float" office:value="0.313" calcext:value-type="float">
            <text:p>0.313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317" calcext:value-type="float">
            <text:p>0.317</text:p>
          </table:table-cell>
          <table:table-cell table:formula="of:=SUM([.B19:.J19])" office:value-type="float" office:value="1" calcext:value-type="float">
            <text:p>1</text:p>
          </table:table-cell>
          <table:table-cell table:number-columns-repeated="5"/>
          <table:table-cell table:style-name="ce8" table:number-columns-repeated="2"/>
          <table:table-cell table:style-name="ce22" table:number-columns-repeated="3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ce7" office:value-type="string" calcext:value-type="string">
            <text:p>Density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office:value-type="float" office:value="340" calcext:value-type="float">
            <text:p>340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missing lipid</text:p>
          </table:table-cell>
          <table:table-cell table:formula="of:=[.B22]*0.1"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parial biomass</text:p>
          </table:table-cell>
          <table:table-cell table:formula="of:=[.B22]-[.B23]" office:value-type="float" office:value="306" calcext:value-type="float">
            <text:p>306</text:p>
          </table:table-cell>
          <table:table-cell table:number-columns-repeated="19"/>
        </table:table-row>
        <table:table-row table:style-name="ro1">
          <table:table-cell/>
          <table:table-cell table:style-name="ce2" table:number-columns-repeated="4"/>
          <table:table-cell table:style-name="ce4" table:number-columns-repeated="4"/>
          <table:table-cell table:number-columns-repeated="12"/>
        </table:table-row>
        <table:table-row table:style-name="ro1">
          <table:table-cell table:style-name="ce4" office:value-type="string" calcext:value-type="string">
            <text:p>metabolite</text:p>
          </table:table-cell>
          <table:table-cell table:style-name="ce7" office:value-type="string" calcext:value-type="string">
            <text:p>biomass</text:p>
          </table:table-cell>
          <table:table-cell table:style-name="ce7" office:value-type="string" calcext:value-type="string">
            <text:p>scaled</text:p>
          </table:table-cell>
          <table:table-cell table:style-name="ce26" office:value-type="string" calcext:value-type="string">
            <text:p>rounded min biomass</text:p>
          </table:table-cell>
          <table:table-cell table:style-name="ce8" table:number-columns-repeated="4"/>
          <table:table-cell table:style-name="ce2"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 table:formula="of:=[.B27]/[.$B$35]" office:value-type="float" office:value="0.0352547153181738" calcext:value-type="float">
            <text:p>0.0352547153181738</text:p>
          </table:table-cell>
          <table:table-cell office:value-type="float" office:value="0.03" calcext:value-type="float">
            <text:p>0.03</text:p>
          </table:table-cell>
          <table:table-cell table:style-name="ce2"/>
          <table:table-cell table:number-columns-repeated="3"/>
          <table:table-cell table:style-name="ce8" table:number-columns-repeated="4"/>
          <table:table-cell table:number-columns-repeated="9"/>
        </table:table-row>
        <table:table-row table:style-name="ro1">
          <table:table-cell table:style-name="ce3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  <table:table-cell table:formula="of:=[.B28]/[.$B$35]" office:value-type="float" office:value="0.0352547153181738" calcext:value-type="float">
            <text:p>0.0352547153181738</text:p>
          </table:table-cell>
          <table:table-cell office:value-type="float" office:value="0.03" calcext:value-type="float">
            <text:p>0.03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3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  <table:table-cell table:formula="of:=[.B29]/[.$B$35]" office:value-type="float" office:value="0.0352547153181738" calcext:value-type="float">
            <text:p>0.0352547153181738</text:p>
          </table:table-cell>
          <table:table-cell office:value-type="float" office:value="0.03" calcext:value-type="float">
            <text:p>0.03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15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  <table:table-cell table:formula="of:=[.B30]/[.$B$35]" office:value-type="float" office:value="0.00117515717727246" calcext:value-type="float">
            <text:p>0.00117515717727246</text:p>
          </table:table-cell>
          <table:table-cell office:value-type="float" office:value="0.001" calcext:value-type="float">
            <text:p>0.001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  <table:table-cell table:formula="of:=[.B31]/[.$B$35]" office:value-type="float" office:value="0.0176273576590869" calcext:value-type="float">
            <text:p>0.0176273576590869</text:p>
          </table:table-cell>
          <table:table-cell office:value-type="float" office:value="0.015" calcext:value-type="float">
            <text:p>0.015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0.2" calcext:value-type="float">
            <text:p>0.2</text:p>
          </table:table-cell>
          <table:table-cell table:formula="of:=[.B32]/[.$B$35]" office:value-type="float" office:value="0.235031435454492" calcext:value-type="float">
            <text:p>0.235031435454492</text:p>
          </table:table-cell>
          <table:table-cell office:value-type="float" office:value="0.23" calcext:value-type="float">
            <text:p>0.23</text:p>
          </table:table-cell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  <table:table-cell table:formula="of:=[.B33]/[.$B$35]" office:value-type="float" office:value="0.0141018861272695" calcext:value-type="float">
            <text:p>0.0141018861272695</text:p>
          </table:table-cell>
          <table:table-cell office:value-type="float" office:value="0.014" calcext:value-type="float">
            <text:p>0.0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</text:p>
          </table:table-cell>
          <table:table-cell table:formula="of:=0.55*[.K17]" office:value-type="float" office:value="0.53295" calcext:value-type="float">
            <text:p>0.53295</text:p>
          </table:table-cell>
          <table:table-cell table:formula="of:=[.B34]/[.$B$35]" office:value-type="float" office:value="0.626300017627358" calcext:value-type="float">
            <text:p>0.626300017627358</text:p>
          </table:table-cell>
          <table:table-cell office:value-type="float" office:value="0.62" calcext:value-type="float">
            <text:p>0.62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formula="of:=SUM([.B27:.B34])" office:value-type="float" office:value="0.85095" calcext:value-type="float">
            <text:p>0.85095</text:p>
          </table:table-cell>
          <table:table-cell table:formula="of:=[.B35]/[.$B$35]" office:value-type="float" office:value="1" calcext:value-type="float">
            <text:p>1</text:p>
          </table:table-cell>
          <table:table-cell table:formula="of:=SUM([.D27:.D34])" office:value-type="float" office:value="0.97" calcext:value-type="float">
            <text:p>0.97</text:p>
          </table:table-cell>
          <table:table-cell table:number-columns-repeated="17"/>
        </table:table-row>
      </table:table>
      <table:table table:name="A9ferm" table:style-name="ta1">
        <table:table-column table:style-name="co2" table:number-columns-repeated="12" table:default-cell-style-name="Default"/>
        <table:table-row table:style-name="ro1">
          <table:table-cell table:style-name="ce4"/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FERM</text:p>
          </table:table-cell>
          <table:table-cell table:style-name="ce2" office:value-type="string" calcext:value-type="string">
            <text:p>RESP</text:p>
          </table:table-cell>
          <table:table-cell table:style-name="ce2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4" office:value-type="string" calcext:value-type="string">
            <text:p>E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x_C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x_W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.04" calcext:value-type="float">
            <text:p>0.040</text:p>
          </table:table-cell>
          <table:table-cell table:style-name="ce25" office:value-type="float" office:value="0.019" calcext:value-type="float">
            <text:p>0.0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-0.04" calcext:value-type="float">
            <text:p>-0.040</text:p>
          </table:table-cell>
          <table:table-cell table:style-name="ce25" office:value-type="float" office:value="-0.019" calcext:value-type="float">
            <text:p>-0.0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67" calcext:value-type="float">
            <text:p>-0.1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67" calcext:value-type="float">
            <text:p>-0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0.96" calcext:value-type="float">
            <text:p>-0.960</text:p>
          </table:table-cell>
          <table:table-cell table:style-name="ce25" office:value-type="float" office:value="-0.981" calcext:value-type="float">
            <text:p>-0.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.96" calcext:value-type="float">
            <text:p>0.960</text:p>
          </table:table-cell>
          <table:table-cell table:style-name="ce25" office:value-type="float" office:value="0.981" calcext:value-type="float">
            <text:p>0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6" calcext:value-type="float">
            <text:p>-0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7" office:value-type="string" calcext:value-type="string">
            <text:p>phi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mu=1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FERM</text:p>
          </table:table-cell>
          <table:table-cell table:style-name="ce2" office:value-type="string" calcext:value-type="string">
            <text:p>RESP</text:p>
          </table:table-cell>
          <table:table-cell table:style-name="ce15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style-name="ce7" office:value-type="string" calcext:value-type="string">
            <text:p>sum</text:p>
          </table:table-cell>
          <table:table-cell/>
        </table:table-row>
        <table:table-row table:style-name="ro1">
          <table:table-cell table:style-name="ce11" office:value-type="string" calcext:value-type="string">
            <text:p>real</text:p>
          </table:table-cell>
          <table:table-cell office:value-type="float" office:value="0.043" calcext:value-type="float">
            <text:p>0.043</text:p>
          </table:table-cell>
          <table:table-cell table:number-columns-repeated="2" table:style-name="ce8" office:value-type="float" office:value="0.023" calcext:value-type="float">
            <text:p>0.023</text:p>
          </table:table-cell>
          <table:table-cell office:value-type="float" office:value="0.002" calcext:value-type="float">
            <text:p>0.002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21" calcext:value-type="float">
            <text:p>0.021</text:p>
          </table:table-cell>
          <table:table-cell table:style-name="ce22" office:value-type="float" office:value="0.0794" calcext:value-type="float">
            <text:p>0.0794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307" calcext:value-type="float">
            <text:p>0.307</text:p>
          </table:table-cell>
          <table:table-cell table:formula="of:=SUM([.B16:.J16])" office:value-type="float" office:value="0.6654" calcext:value-type="float">
            <text:p>0.6654</text:p>
          </table:table-cell>
          <table:table-cell/>
        </table:table-row>
        <table:table-row table:style-name="ro1">
          <table:table-cell table:style-name="ce20" office:value-type="string" calcext:value-type="string">
            <text:p>scaled</text:p>
          </table:table-cell>
          <table:table-cell table:formula="of:=[.B16]/([.$K$16])" office:value-type="float" office:value="0.0646227832882477" calcext:value-type="float">
            <text:p>0.0646227832882477</text:p>
          </table:table-cell>
          <table:table-cell table:formula="of:=[.C16]/([.$K$16])" office:value-type="float" office:value="0.034565674782086" calcext:value-type="float">
            <text:p>0.034565674782086</text:p>
          </table:table-cell>
          <table:table-cell table:formula="of:=[.D16]/([.$K$16])" office:value-type="float" office:value="0.034565674782086" calcext:value-type="float">
            <text:p>0.034565674782086</text:p>
          </table:table-cell>
          <table:table-cell table:formula="of:=[.E16]/([.$K$16])" office:value-type="float" office:value="0.00300571085061617" calcext:value-type="float">
            <text:p>0.00300571085061617</text:p>
          </table:table-cell>
          <table:table-cell table:formula="of:=[.F16]/([.$K$16])" office:value-type="float" office:value="0.247971145175834" calcext:value-type="float">
            <text:p>0.247971145175834</text:p>
          </table:table-cell>
          <table:table-cell table:formula="of:=[.G16]/([.$K$16])" office:value-type="float" office:value="0.0315599639314698" calcext:value-type="float">
            <text:p>0.0315599639314698</text:p>
          </table:table-cell>
          <table:table-cell table:formula="of:=[.H16]/([.$K$16])" office:value-type="float" office:value="0.119326720769462" calcext:value-type="float">
            <text:p>0.119326720769462</text:p>
          </table:table-cell>
          <table:table-cell table:formula="of:=[.I16]/([.$K$16])" office:value-type="float" office:value="0.00300571085061617" calcext:value-type="float">
            <text:p>0.00300571085061617</text:p>
          </table:table-cell>
          <table:table-cell table:formula="of:=[.J16]/([.$K$16])" office:value-type="float" office:value="0.461376615569582" calcext:value-type="float">
            <text:p>0.461376615569582</text:p>
          </table:table-cell>
          <table:table-cell table:formula="of:=SUM([.B17:.J17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0" office:value-type="string" calcext:value-type="string">
            <text:p>rounded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" calcext:value-type="float">
            <text:p>0.46</text:p>
          </table:table-cell>
          <table:table-cell table:formula="of:=SUM([.B18:.J1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Dens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ssing protein</text:p>
          </table:table-cell>
          <table:table-cell table:formula="of:=0.55*(1-[.K16])*[.B21]" office:value-type="float" office:value="62.5702" calcext:value-type="float">
            <text:p>62.57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ssing lipid</text:p>
          </table:table-cell>
          <table:table-cell table:formula="of:=[.B21]*0.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al biomass</text:p>
          </table:table-cell>
          <table:table-cell table:formula="of:=[.B21]-[.B22]-[.B23]" office:value-type="float" office:value="243.4298" calcext:value-type="float">
            <text:p>243.4298</text:p>
          </table:table-cell>
          <table:table-cell table:number-columns-repeated="10"/>
        </table:table-row>
        <table:table-row table:style-name="ro1">
          <table:table-cell table:style-name="ce2" table:number-columns-repeated="6"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metabolite</text:p>
          </table:table-cell>
          <table:table-cell table:style-name="ce7" office:value-type="string" calcext:value-type="string">
            <text:p>biomass</text:p>
          </table:table-cell>
          <table:table-cell table:style-name="ce7" office:value-type="string" calcext:value-type="string">
            <text:p>scaled</text:p>
          </table:table-cell>
          <table:table-cell table:style-name="ce26" office:value-type="string" calcext:value-type="string">
            <text:p>rounded min biomass</text:p>
          </table:table-cell>
          <table:table-cell/>
          <table:table-cell table:style-name="ce8" table:number-columns-repeated="2"/>
          <table:table-cell table:style-name="ce2" table:number-columns-repeated="3"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 table:formula="of:=[.B27]/[.$B$35]" office:value-type="float" office:value="0.0616206223682859" calcext:value-type="float">
            <text:p>0.0616206223682859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style-name="ce8" table:number-columns-repeated="4"/>
          <table:table-cell/>
        </table:table-row>
        <table:table-row table:style-name="ro1">
          <table:table-cell table:style-name="ce3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  <table:table-cell table:formula="of:=[.B28]/[.$B$35]" office:value-type="float" office:value="0.0616206223682859" calcext:value-type="float">
            <text:p>0.0616206223682859</text:p>
          </table:table-cell>
          <table:table-cell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  <table:table-cell table:formula="of:=[.B29]/[.$B$35]" office:value-type="float" office:value="0.0616206223682859" calcext:value-type="float">
            <text:p>0.0616206223682859</text:p>
          </table:table-cell>
          <table:table-cell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  <table:table-cell table:formula="of:=[.B30]/[.$B$35]" office:value-type="float" office:value="0.00205402074560953" calcext:value-type="float">
            <text:p>0.00205402074560953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  <table:table-cell table:formula="of:=[.B31]/[.$B$35]" office:value-type="float" office:value="0.030810311184143" calcext:value-type="float">
            <text:p>0.030810311184143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NA</text:p>
          </table:table-cell>
          <table:table-cell office:value-type="float" office:value="0.2" calcext:value-type="float">
            <text:p>0.2</text:p>
          </table:table-cell>
          <table:table-cell table:formula="of:=[.B32]/[.$B$35]" office:value-type="float" office:value="0.410804149121906" calcext:value-type="float">
            <text:p>0.410804149121906</text:p>
          </table:table-cell>
          <table:table-cell office:value-type="float" office:value="0.29" calcext:value-type="float">
            <text:p>0.2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  <table:table-cell table:formula="of:=[.B33]/[.$B$35]" office:value-type="float" office:value="0.0246482489473144" calcext:value-type="float">
            <text:p>0.0246482489473144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formula="of:=0.55*[.J16]" office:value-type="float" office:value="0.16885" calcext:value-type="float">
            <text:p>0.16885</text:p>
          </table:table-cell>
          <table:table-cell table:formula="of:=[.B34]/[.$B$35]" office:value-type="float" office:value="0.346821402896169" calcext:value-type="float">
            <text:p>0.346821402896169</text:p>
          </table:table-cell>
          <table:table-cell office:value-type="float" office:value="0.53" calcext:value-type="float">
            <text:p>0.53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formula="of:=SUM([.B27:.B34])" office:value-type="float" office:value="0.48685" calcext:value-type="float">
            <text:p>0.48685</text:p>
          </table:table-cell>
          <table:table-cell table:formula="of:=SUM([.C27:.C34])" office:value-type="float" office:value="1" calcext:value-type="float">
            <text:p>1</text:p>
          </table:table-cell>
          <table:table-cell table:formula="of:=SUM([.D27:.D34])" office:value-type="float" office:value="0.976" calcext:value-type="float">
            <text:p>0.976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5"/>
          <table:table-cell table:style-name="ce2"/>
        </table:table-row>
        <table:table-row table:style-name="ro1">
          <table:table-cell table:number-columns-repeated="11"/>
          <table:table-cell table:style-name="ce8"/>
        </table:table-row>
      </table:table>
      <table:table table:name="A8" table:style-name="ta1">
        <table:table-column table:style-name="co2" table:default-cell-style-name="ce2"/>
        <table:table-column table:style-name="co2" table:number-columns-repeated="19" table:default-cell-style-name="Default"/>
        <table:table-row table:style-name="ro1">
          <table:table-cell table:style-name="ce4"/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2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4" office:value-type="string" calcext:value-type="string">
            <text:p>E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_C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_W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67" calcext:value-type="float">
            <text:p>-0.1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67" calcext:value-type="float">
            <text:p>-0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6" calcext:value-type="float">
            <text:p>-0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7" office:value-type="string" calcext:value-type="string">
            <text:p>phi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>
            <text:p>mu=1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15" office:value-type="string" calcext:value-type="string">
            <text:p>ADPS</text:p>
          </table:table-cell>
          <table:table-cell table:style-name="ce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style-name="ce7" office:value-type="string" calcext:value-type="string">
            <text:p>sum</text:p>
          </table:table-cell>
          <table:table-cell table:number-columns-repeated="3"/>
          <table:table-cell table:style-name="ce2" table:number-columns-repeated="3"/>
          <table:table-cell table:style-name="ce21"/>
          <table:table-cell table:style-name="ce3" table:number-columns-repeated="2"/>
          <table:table-cell table:style-name="ce2"/>
        </table:table-row>
        <table:table-row table:style-name="ro1">
          <table:table-cell table:style-name="ce11" office:value-type="string" calcext:value-type="string">
            <text:p>real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2" calcext:value-type="float">
            <text:p>0.002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21" calcext:value-type="float">
            <text:p>0.021</text:p>
          </table:table-cell>
          <table:table-cell table:style-name="ce22" office:value-type="float" office:value="0.0794" calcext:value-type="float">
            <text:p>0.0794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307" calcext:value-type="float">
            <text:p>0.307</text:p>
          </table:table-cell>
          <table:table-cell table:formula="of:=SUM([.B16:.I16])" office:value-type="float" office:value="0.6654" calcext:value-type="float">
            <text:p>0.6654</text:p>
          </table:table-cell>
          <table:table-cell table:number-columns-repeated="5"/>
          <table:table-cell table:style-name="ce8" table:number-columns-repeated="2"/>
          <table:table-cell table:style-name="ce22" table:number-columns-repeated="3"/>
        </table:table-row>
        <table:table-row table:style-name="ro1">
          <table:table-cell table:style-name="ce20" office:value-type="string" calcext:value-type="string">
            <text:p>scaled</text:p>
          </table:table-cell>
          <table:table-cell table:formula="of:=[.B16]/([.$J$16])" office:value-type="float" office:value="0.0646227832882477" calcext:value-type="float">
            <text:p>0.0646227832882477</text:p>
          </table:table-cell>
          <table:table-cell table:formula="of:=[.C16]/([.$J$16])" office:value-type="float" office:value="0.0691313495641719" calcext:value-type="float">
            <text:p>0.0691313495641719</text:p>
          </table:table-cell>
          <table:table-cell table:formula="of:=[.D16]/([.$J$16])" office:value-type="float" office:value="0.00300571085061617" calcext:value-type="float">
            <text:p>0.00300571085061617</text:p>
          </table:table-cell>
          <table:table-cell table:formula="of:=[.E16]/([.$J$16])" office:value-type="float" office:value="0.247971145175834" calcext:value-type="float">
            <text:p>0.247971145175834</text:p>
          </table:table-cell>
          <table:table-cell table:formula="of:=[.F16]/([.$J$16])" office:value-type="float" office:value="0.0315599639314698" calcext:value-type="float">
            <text:p>0.0315599639314698</text:p>
          </table:table-cell>
          <table:table-cell table:formula="of:=[.G16]/([.$J$16])" office:value-type="float" office:value="0.119326720769462" calcext:value-type="float">
            <text:p>0.119326720769462</text:p>
          </table:table-cell>
          <table:table-cell table:formula="of:=[.H16]/([.$J$16])" office:value-type="float" office:value="0.00300571085061617" calcext:value-type="float">
            <text:p>0.00300571085061617</text:p>
          </table:table-cell>
          <table:table-cell table:formula="of:=[.I16]/([.$J$16])" office:value-type="float" office:value="0.461376615569582" calcext:value-type="float">
            <text:p>0.461376615569582</text:p>
          </table:table-cell>
          <table:table-cell table:formula="of:=SUM([.B17:.I17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rounded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1" calcext:value-type="float">
            <text:p>0.461</text:p>
          </table:table-cell>
          <table:table-cell table:formula="of:=SUM([.B18:.I18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ce7" office:value-type="string" calcext:value-type="string">
            <text:p>Density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office:value-type="float" office:value="340" calcext:value-type="float">
            <text:p>340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missing protein</text:p>
          </table:table-cell>
          <table:table-cell table:formula="of:=0.55*(1-[.J16])*[.B21]" office:value-type="float" office:value="62.5702" calcext:value-type="float">
            <text:p>62.570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missing lipid</text:p>
          </table:table-cell>
          <table:table-cell table:formula="of:=[.B21]*0.1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parial biomass</text:p>
          </table:table-cell>
          <table:table-cell table:formula="of:=[.B21]-[.B22]-[.B23]" office:value-type="float" office:value="243.4298" calcext:value-type="float">
            <text:p>243.4298</text:p>
          </table:table-cell>
          <table:table-cell table:number-columns-repeated="18"/>
        </table:table-row>
        <table:table-row table:style-name="ro1">
          <table:table-cell/>
          <table:table-cell table:style-name="ce2" table:number-columns-repeated="4"/>
          <table:table-cell table:style-name="ce4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>
            <text:p>metabolite</text:p>
          </table:table-cell>
          <table:table-cell table:style-name="ce7" office:value-type="string" calcext:value-type="string">
            <text:p>biomass</text:p>
          </table:table-cell>
          <table:table-cell table:style-name="ce7" office:value-type="string" calcext:value-type="string">
            <text:p>scaled</text:p>
          </table:table-cell>
          <table:table-cell table:style-name="ce16" office:value-type="string" calcext:value-type="string">
            <text:p>rounded min biomass</text:p>
          </table:table-cell>
          <table:table-cell table:style-name="ce8" table:number-columns-repeated="2"/>
          <table:table-cell table:style-name="ce2" table:number-columns-repeated="3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 table:formula="of:=[.B27]/[.$B$35]" office:value-type="float" office:value="0.0438615728760033" calcext:value-type="float">
            <text:p>0.043861572876003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8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  <table:table-cell table:formula="of:=[.B28]/[.$B$35]" office:value-type="float" office:value="0.0438615728760033" calcext:value-type="float">
            <text:p>0.0438615728760033</text:p>
          </table:table-cell>
          <table:table-cell office:value-type="float" office:value="0.04" calcext:value-type="float">
            <text:p>0.04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  <table:table-cell table:formula="of:=[.B29]/[.$B$35]" office:value-type="float" office:value="0.0438615728760033" calcext:value-type="float">
            <text:p>0.0438615728760033</text:p>
          </table:table-cell>
          <table:table-cell office:value-type="float" office:value="0.04" calcext:value-type="float">
            <text:p>0.04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  <table:table-cell table:formula="of:=[.B30]/[.$B$35]" office:value-type="float" office:value="0.00146205242920011" calcext:value-type="float">
            <text:p>0.00146205242920011</text:p>
          </table:table-cell>
          <table:table-cell office:value-type="float" office:value="0.001" calcext:value-type="float">
            <text:p>0.00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  <table:table-cell table:formula="of:=[.B31]/[.$B$35]" office:value-type="float" office:value="0.0219307864380017" calcext:value-type="float">
            <text:p>0.0219307864380017</text:p>
          </table:table-cell>
          <table:table-cell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0.2" calcext:value-type="float">
            <text:p>0.2</text:p>
          </table:table-cell>
          <table:table-cell table:formula="of:=[.B32]/[.$B$35]" office:value-type="float" office:value="0.292410485840022" calcext:value-type="float">
            <text:p>0.292410485840022</text:p>
          </table:table-cell>
          <table:table-cell office:value-type="float" office:value="0.29" calcext:value-type="float">
            <text:p>0.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  <table:table-cell table:formula="of:=[.B33]/[.$B$35]" office:value-type="float" office:value="0.0175446291504013" calcext:value-type="float">
            <text:p>0.0175446291504013</text:p>
          </table:table-cell>
          <table:table-cell office:value-type="float" office:value="0.015" calcext:value-type="float">
            <text:p>0.0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</text:p>
          </table:table-cell>
          <table:table-cell table:formula="of:=0.55*[.J16]" office:value-type="float" office:value="0.36597" calcext:value-type="float">
            <text:p>0.36597</text:p>
          </table:table-cell>
          <table:table-cell table:formula="of:=[.B34]/[.$B$35]" office:value-type="float" office:value="0.535067327514365" calcext:value-type="float">
            <text:p>0.535067327514365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formula="of:=SUM([.B27:.B34])" office:value-type="float" office:value="0.68397" calcext:value-type="float">
            <text:p>0.68397</text:p>
          </table:table-cell>
          <table:table-cell table:formula="of:=SUM([.C27:.C34])" office:value-type="float" office:value="1" calcext:value-type="float">
            <text:p>1</text:p>
          </table:table-cell>
          <table:table-cell table:formula="of:=SUM([.D27:.D34])" office:value-type="float" office:value="0.976" calcext:value-type="float">
            <text:p>0.976</text:p>
          </table:table-cell>
          <table:table-cell table:number-columns-repeated="16"/>
        </table:table-row>
      </table:table>
      <table:table table:name="A7" table:style-name="ta1"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 table:style-name="ce4"/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2" office:value-type="string" calcext:value-type="string">
            <text:p>EAA</text:p>
          </table:table-cell>
          <table:table-cell table:style-name="ce2" office:value-type="string" calcext:value-type="string">
            <text:p>E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_C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>
            <text:p>phi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mu=1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ATPS</text:p>
          </table:table-cell>
          <table:table-cell table:style-name="ce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style-name="ce7" office:value-type="string" calcext:value-type="string">
            <text:p>sum</text:p>
          </table:table-cell>
          <table:table-cell/>
        </table:table-row>
        <table:table-row table:style-name="ro1">
          <table:table-cell table:style-name="ce11" office:value-type="string" calcext:value-type="string">
            <text:p>real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023" calcext:value-type="float">
            <text:p>0.023</text:p>
          </table:table-cell>
          <table:table-cell table:style-name="ce22" office:value-type="float" office:value="0.0794" calcext:value-type="float">
            <text:p>0.0794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307" calcext:value-type="float">
            <text:p>0.307</text:p>
          </table:table-cell>
          <table:table-cell table:formula="of:=SUM([.B14:.H14])" office:value-type="float" office:value="0.6654" calcext:value-type="float">
            <text:p>0.6654</text:p>
          </table:table-cell>
          <table:table-cell/>
        </table:table-row>
        <table:table-row table:style-name="ro1">
          <table:table-cell table:style-name="ce20" office:value-type="string" calcext:value-type="string">
            <text:p>scaled</text:p>
          </table:table-cell>
          <table:table-cell table:formula="of:=[.B14]/([.$I$14])" office:value-type="float" office:value="0.0646227832882477" calcext:value-type="float">
            <text:p>0.0646227832882477</text:p>
          </table:table-cell>
          <table:table-cell table:formula="of:=[.C14]/([.$I$14])" office:value-type="float" office:value="0.0691313495641719" calcext:value-type="float">
            <text:p>0.0691313495641719</text:p>
          </table:table-cell>
          <table:table-cell table:formula="of:=[.D14]/([.$I$14])" office:value-type="float" office:value="0.247971145175834" calcext:value-type="float">
            <text:p>0.247971145175834</text:p>
          </table:table-cell>
          <table:table-cell table:formula="of:=[.E14]/([.$I$14])" office:value-type="float" office:value="0.034565674782086" calcext:value-type="float">
            <text:p>0.034565674782086</text:p>
          </table:table-cell>
          <table:table-cell table:formula="of:=[.F14]/([.$I$14])" office:value-type="float" office:value="0.119326720769462" calcext:value-type="float">
            <text:p>0.119326720769462</text:p>
          </table:table-cell>
          <table:table-cell table:formula="of:=[.G14]/([.$I$14])" office:value-type="float" office:value="0.00300571085061617" calcext:value-type="float">
            <text:p>0.00300571085061617</text:p>
          </table:table-cell>
          <table:table-cell table:formula="of:=[.H14]/([.$I$14])" office:value-type="float" office:value="0.461376615569582" calcext:value-type="float">
            <text:p>0.461376615569582</text:p>
          </table:table-cell>
          <table:table-cell table:formula="of:=SUM([.B15:.H15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0" office:value-type="string" calcext:value-type="string">
            <text:p>rounded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1" calcext:value-type="float">
            <text:p>0.461</text:p>
          </table:table-cell>
          <table:table-cell table:formula="of:=SUM([.B16:.H1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>
            <text:p>Density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issing protein</text:p>
          </table:table-cell>
          <table:table-cell table:formula="of:=0.55*(1-[.I14])*[.B19]" office:value-type="float" office:value="62.5702" calcext:value-type="float">
            <text:p>62.570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issing lipid</text:p>
          </table:table-cell>
          <table:table-cell table:formula="of:=[.B19]*0.1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arial biomass</text:p>
          </table:table-cell>
          <table:table-cell table:formula="of:=[.B19]-[.B20]-[.B21]" office:value-type="float" office:value="243.4298" calcext:value-type="float">
            <text:p>243.4298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4"/>
          <table:table-cell table:style-name="ce4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metabolite</text:p>
          </table:table-cell>
          <table:table-cell table:style-name="ce7" office:value-type="string" calcext:value-type="string">
            <text:p>biomass</text:p>
          </table:table-cell>
          <table:table-cell table:style-name="ce7" office:value-type="string" calcext:value-type="string">
            <text:p>scaled</text:p>
          </table:table-cell>
          <table:table-cell table:style-name="ce16" office:value-type="string" calcext:value-type="string">
            <text:p>rounded min biomass</text:p>
          </table:table-cell>
          <table:table-cell table:style-name="ce8" table:number-columns-repeated="2"/>
          <table:table-cell table:style-name="ce2" table:number-columns-repeated="3"/>
          <table:table-cell table:style-name="ce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 table:formula="of:=[.B25]/[.$B$32]" office:value-type="float" office:value="0.0439257946908356" calcext:value-type="float">
            <text:p>0.0439257946908356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table:style-name="ce3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  <table:table-cell table:formula="of:=[.B26]/[.$B$32]" office:value-type="float" office:value="0.0439257946908356" calcext:value-type="float">
            <text:p>0.0439257946908356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  <table:table-cell table:formula="of:=[.B27]/[.$B$32]" office:value-type="float" office:value="0.0439257946908356" calcext:value-type="float">
            <text:p>0.0439257946908356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  <table:table-cell table:formula="of:=[.B28]/[.$B$32]" office:value-type="float" office:value="0.0219628973454178" calcext:value-type="float">
            <text:p>0.0219628973454178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0.2" calcext:value-type="float">
            <text:p>0.2</text:p>
          </table:table-cell>
          <table:table-cell table:formula="of:=[.B29]/[.$B$32]" office:value-type="float" office:value="0.292838631272237" calcext:value-type="float">
            <text:p>0.292838631272237</text:p>
          </table:table-cell>
          <table:table-cell office:value-type="float" office:value="0.29" calcext:value-type="float">
            <text:p>0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  <table:table-cell table:formula="of:=[.B30]/[.$B$32]" office:value-type="float" office:value="0.0175703178763342" calcext:value-type="float">
            <text:p>0.0175703178763342</text:p>
          </table:table-cell>
          <table:table-cell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formula="of:=0.55*[.I14]" office:value-type="float" office:value="0.36597" calcext:value-type="float">
            <text:p>0.36597</text:p>
          </table:table-cell>
          <table:table-cell table:formula="of:=[.B31]/[.$B$32]" office:value-type="float" office:value="0.535850769433504" calcext:value-type="float">
            <text:p>0.535850769433504</text:p>
          </table:table-cell>
          <table:table-cell office:value-type="float" office:value="0.53" calcext:value-type="float">
            <text:p>0.5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formula="of:=SUM([.B25:.B31])" office:value-type="float" office:value="0.68297" calcext:value-type="float">
            <text:p>0.68297</text:p>
          </table:table-cell>
          <table:table-cell table:formula="of:=SUM([.C25:.C31])" office:value-type="float" office:value="1" calcext:value-type="float">
            <text:p>1</text:p>
          </table:table-cell>
          <table:table-cell table:formula="of:=SUM([.D25:.D31])" office:value-type="float" office:value="0.975" calcext:value-type="float">
            <text:p>0.975</text:p>
          </table:table-cell>
          <table:table-cell table:number-columns-repeated="6"/>
        </table:table-row>
      </table:table>
      <table:table table:name="A5" table:style-name="ta1">
        <table:table-column table:style-name="co2" table:default-cell-style-name="ce2"/>
        <table:table-column table:style-name="co2" table:number-columns-repeated="16" table:default-cell-style-name="Default"/>
        <table:table-row table:style-name="ro1">
          <table:table-cell table:style-name="ce4"/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ME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_C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5" office:value-type="string" calcext:value-type="string">
            <text:p>phi</text:p>
          </table:table-cell>
          <table:table-cell table:number-columns-repeated="11"/>
          <table:table-cell office:value-type="string" calcext:value-type="string">
            <text:p>CCM</text:p>
          </table:table-cell>
          <table:table-cell office:value-type="string" calcext:value-type="string">
            <text:p>TCA+oxphos</text:p>
          </table:table-cell>
          <table:table-cell office:value-type="string" calcext:value-type="string">
            <text:p>tC+glyc</text:p>
          </table:table-cell>
          <table:table-cell office:value-type="string" calcext:value-type="string">
            <text:p>oxphos</text:p>
          </table:table-cell>
          <table:table-cell/>
        </table:table-row>
        <table:table-row table:style-name="ro1">
          <table:table-cell table:style-name="ce11" office:value-type="string" calcext:value-type="string">
            <text:p>mu=1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MET</text:p>
          </table:table-cell>
          <table:table-cell table:style-name="ce3" office:value-type="string" calcext:value-type="string">
            <text:p>RNAp</text:p>
          </table:table-cell>
          <table:table-cell table:style-name="ce3" office:value-type="string" calcext:value-type="string">
            <text:p>DNAp</text:p>
          </table:table-cell>
          <table:table-cell table:style-name="ce2" office:value-type="string" calcext:value-type="string">
            <text:p>r</text:p>
          </table:table-cell>
          <table:table-cell table:style-name="ce7"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tC</text:p>
          </table:table-cell>
          <table:table-cell office:value-type="string" calcext:value-type="string">
            <text:p>upper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6" calcext:value-type="float">
            <text:p>0.046</text:p>
          </table:table-cell>
          <table:table-cell table:formula="of:=[.M12]-[.N12]" office:value-type="float" office:value="0.043" calcext:value-type="float">
            <text:p>0.043</text:p>
          </table:table-cell>
          <table:table-cell table:style-name="ce8" office:value-type="float" office:value="0.023" calcext:value-type="float">
            <text:p>0.023</text:p>
          </table:table-cell>
          <table:table-cell/>
        </table:table-row>
        <table:table-row table:style-name="ro1">
          <table:table-cell table:style-name="ce11" office:value-type="string" calcext:value-type="string">
            <text:p>real</text:p>
          </table:table-cell>
          <table:table-cell office:value-type="float" office:value="0.043" calcext:value-type="float">
            <text:p>0.043</text:p>
          </table:table-cell>
          <table:table-cell table:style-name="ce22" office:value-type="float" office:value="0.234" calcext:value-type="float">
            <text:p>0.234</text:p>
          </table:table-cell>
          <table:table-cell table:style-name="ce22" office:value-type="float" office:value="0.0794" calcext:value-type="float">
            <text:p>0.0794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307" calcext:value-type="float">
            <text:p>0.307</text:p>
          </table:table-cell>
          <table:table-cell table:formula="of:=SUM([.B13:.F13])" office:value-type="float" office:value="0.6654" calcext:value-type="float">
            <text:p>0.6654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scaled</text:p>
          </table:table-cell>
          <table:table-cell table:formula="of:=[.B13]/SUM([.$G$13])" office:value-type="float" office:value="0.0646227832882477" calcext:value-type="float">
            <text:p>0.0646227832882477</text:p>
          </table:table-cell>
          <table:table-cell table:formula="of:=[.C13]/SUM([.$G$13])" office:value-type="float" office:value="0.351668169522092" calcext:value-type="float">
            <text:p>0.351668169522092</text:p>
          </table:table-cell>
          <table:table-cell table:formula="of:=[.D13]/SUM([.$G$13])" office:value-type="float" office:value="0.119326720769462" calcext:value-type="float">
            <text:p>0.119326720769462</text:p>
          </table:table-cell>
          <table:table-cell table:formula="of:=[.E13]/SUM([.$G$13])" office:value-type="float" office:value="0.00300571085061617" calcext:value-type="float">
            <text:p>0.00300571085061617</text:p>
          </table:table-cell>
          <table:table-cell table:formula="of:=[.F13]/SUM([.$G$13])" office:value-type="float" office:value="0.461376615569582" calcext:value-type="float">
            <text:p>0.461376615569582</text:p>
          </table:table-cell>
          <table:table-cell table:formula="of:=SUM([.B14:.F14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rounded</text:p>
          </table:table-cell>
          <table:table-cell office:value-type="float" office:value="0.065" calcext:value-type="float">
            <text:p>0.065</text:p>
          </table:table-cell>
          <table:table-cell office:value-type="float" office:value="0.352" calcext:value-type="float">
            <text:p>0.352</text:p>
          </table:table-cell>
          <table:table-cell office:value-type="float" office:value="0.12" calcext:value-type="float">
            <text:p>0.1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" calcext:value-type="float">
            <text:p>0.46</text:p>
          </table:table-cell>
          <table:table-cell table:formula="of:=SUM([.B15:.F15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ET</text:p>
          </table:table-cell>
          <table:table-cell office:value-type="string" calcext:value-type="string">
            <text:p>AA</text:p>
          </table:table-cell>
          <table:table-cell table:style-name="ce8" office:value-type="float" office:value="0.165" calcext:value-type="float">
            <text:p>0.16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NT</text:p>
          </table:table-cell>
          <table:table-cell table:style-name="ce8" office:value-type="float" office:value="0.023" calcext:value-type="float">
            <text:p>0.02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Density</text:p>
          </table:table-cell>
          <table:table-cell table:number-columns-repeated="10"/>
          <table:table-cell office:value-type="string" calcext:value-type="string">
            <text:p>TCA+oxphos</text:p>
          </table:table-cell>
          <table:table-cell office:value-type="float" office:value="0.046" calcext:value-type="float">
            <text:p>0.04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office:value-type="float" office:value="340" calcext:value-type="float">
            <text:p>340</text:p>
          </table:table-cell>
          <table:table-cell table:number-columns-repeated="10"/>
          <table:table-cell table:formula="of:=SUM([.M15:.M17])" office:value-type="float" office:value="0.234" calcext:value-type="float">
            <text:p>0.23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issing protein</text:p>
          </table:table-cell>
          <table:table-cell table:formula="of:=0.55*(1-[.G13])*[.B18]" office:value-type="float" office:value="62.5702" calcext:value-type="float">
            <text:p>62.5702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missing lipid</text:p>
          </table:table-cell>
          <table:table-cell table:formula="of:=[.B18]*0.1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parial biomass</text:p>
          </table:table-cell>
          <table:table-cell table:formula="of:=[.B18]-[.B19]-[.B20]" office:value-type="float" office:value="243.4298" calcext:value-type="float">
            <text:p>243.4298</text:p>
          </table:table-cell>
          <table:table-cell table:number-columns-repeated="15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3" table:number-columns-repeated="8"/>
          <table:table-cell table:style-name="ce2"/>
        </table:table-row>
        <table:table-row table:style-name="ro1">
          <table:table-cell table:style-name="ce4" office:value-type="string" calcext:value-type="string">
            <text:p>metabolite</text:p>
          </table:table-cell>
          <table:table-cell table:style-name="ce7" office:value-type="string" calcext:value-type="string">
            <text:p>biomass</text:p>
          </table:table-cell>
          <table:table-cell table:style-name="ce7" office:value-type="string" calcext:value-type="string">
            <text:p>scaled</text:p>
          </table:table-cell>
          <table:table-cell table:style-name="ce16" office:value-type="string" calcext:value-type="string">
            <text:p>rounded min biomass</text:p>
          </table:table-cell>
          <table:table-cell table:style-name="ce8" table:number-columns-repeated="11"/>
          <table:table-cell/>
          <table:table-cell table:style-name="ce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 table:formula="of:=[.B24]/[.$B$31]" office:value-type="float" office:value="0.0439257946908356" calcext:value-type="float">
            <text:p>0.0439257946908356</text:p>
          </table:table-cell>
          <table:table-cell office:value-type="float" office:value="0.04" calcext:value-type="float">
            <text:p>0.0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  <table:table-cell table:formula="of:=[.B25]/[.$B$31]" office:value-type="float" office:value="0.0439257946908356" calcext:value-type="float">
            <text:p>0.0439257946908356</text:p>
          </table:table-cell>
          <table:table-cell office:value-type="float" office:value="0.04" calcext:value-type="float">
            <text:p>0.0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  <table:table-cell table:formula="of:=[.B26]/[.$B$31]" office:value-type="float" office:value="0.0439257946908356" calcext:value-type="float">
            <text:p>0.0439257946908356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style-name="ce2"/>
          <table:table-cell table:style-name="ce21"/>
          <table:table-cell table:number-columns-repeated="8"/>
        </table:table-row>
        <table:table-row table:style-name="ro1">
          <table:table-cell table:style-name="ce3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  <table:table-cell table:formula="of:=[.B27]/[.$B$31]" office:value-type="float" office:value="0.0219628973454178" calcext:value-type="float">
            <text:p>0.0219628973454178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0.2" calcext:value-type="float">
            <text:p>0.2</text:p>
          </table:table-cell>
          <table:table-cell table:formula="of:=[.B28]/[.$B$31]" office:value-type="float" office:value="0.292838631272237" calcext:value-type="float">
            <text:p>0.292838631272237</text:p>
          </table:table-cell>
          <table:table-cell office:value-type="float" office:value="0.29" calcext:value-type="float">
            <text:p>0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  <table:table-cell table:formula="of:=[.B29]/[.$B$31]" office:value-type="float" office:value="0.0175703178763342" calcext:value-type="float">
            <text:p>0.0175703178763342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table:style-name="ce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formula="of:=0.55*[.G13]" office:value-type="float" office:value="0.36597" calcext:value-type="float">
            <text:p>0.36597</text:p>
          </table:table-cell>
          <table:table-cell table:formula="of:=[.B30]/[.$B$31]" office:value-type="float" office:value="0.535850769433504" calcext:value-type="float">
            <text:p>0.535850769433504</text:p>
          </table:table-cell>
          <table:table-cell office:value-type="float" office:value="0.53" calcext:value-type="float">
            <text:p>0.53</text:p>
          </table:table-cell>
          <table:table-cell table:number-columns-repeated="13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formula="of:=SUM([.B24:.B30])" office:value-type="float" office:value="0.68297" calcext:value-type="float">
            <text:p>0.68297</text:p>
          </table:table-cell>
          <table:table-cell table:formula="of:=SUM([.C24:.C30])" office:value-type="float" office:value="1" calcext:value-type="float">
            <text:p>1</text:p>
          </table:table-cell>
          <table:table-cell table:formula="of:=SUM([.D24:.D30])" office:value-type="float" office:value="0.975" calcext:value-type="float">
            <text:p>0.975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5">
          <table:table-cell table:style-name="ce9"/>
          <table:table-cell table:style-name="ce17"/>
          <table:table-cell table:number-columns-repeated="15"/>
        </table:table-row>
        <table:table-row table:style-name="ro1">
          <table:table-cell table:style-name="ce9"/>
          <table:table-cell table:style-name="ce17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0:46:38.8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16:47:35.628000000</meta:creation-date>
    <dc:date>2025-04-04T10:51:35.484000000</dc:date>
    <meta:editing-duration>PT8H36M13S</meta:editing-duration>
    <meta:editing-cycles>56</meta:editing-cycles>
    <meta:generator>LibreOffice/24.8.0.3$Windows_X86_64 LibreOffice_project/0bdf1299c94fe897b119f97f3c613e9dca6be583</meta:generator>
    <meta:document-statistic meta:table-count="7" meta:cell-count="1415" meta:object-count="0"/>
  </office:meta>
</office:document-meta>
</file>